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i>M</mi>
      <mspace width="0.5em"/>
      <mi mathvariant="normal">ϑ</mi>
    </mrow>
    <annotation encoding="StarMath 5.0">W ~=~ M ` %ivarth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16:06.033000000</meta:creation-date>
    <dc:date>2015-03-10T18:16:31.572000000</dc:date>
    <meta:editing-duration>PT25S</meta:editing-duration>
    <meta:editing-cycles>1</meta:editing-cycles>
    <meta:generator>LibreOffice/4.3.4.1$Windows_x86 LibreOffice_project/bc356b2f991740509f321d70e4512a6a54c5f243</meta:generator>
  </office:meta>
</office:document-meta>
</file>